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2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2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1536" calcext:value-type="float">
            <text:p>51.1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6696" calcext:value-type="float">
            <text:p>50.5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15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1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1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1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1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1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0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0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0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0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0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1968" calcext:value-type="float">
            <text:p>48.5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6648" calcext:value-type="float">
            <text:p>47.8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0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603</text:p>
          </table:table-cell>
          <table:table-cell office:value-type="string" calcext:value-type="string">
            <text:p>200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